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oy stood <text:s text:c="3"/>on the burning deck,<text:line-break/><text:tab/>Whence all<text:tab/>but<text:tab/><text:tab/>him had fled.<text:line-break/>The flames <text:s text:c="2"/>that lit<text:tab/>the battle's<text:tab/>wreck,<text:line-break/> <text:s text:c="11"/>Shone o'er him, round the dead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7T19:11:05</meta:creation-date>
    <dc:date>2008-07-17T20:53:03</dc:date>
    <meta:editing-cycles>2</meta:editing-cycles>
    <meta:editing-duration>PT13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6" meta:character-count="157"/>
  </office:meta>
</office:document-meta>
</file>